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9C95946CF9A739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28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9C95946CF9A739C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ésus pardonne à une femme condamnée</text:span></text:p>
            <text:p text:style-name="P3"><text:span text:style-name="T2">(Jean 8.1-1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2T15:24:18.966000000</dc:date>
    <meta:editing-duration>PT2H26M5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